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034cm" fo:margin-left="-0.037cm" fo:margin-right="0.004cm" fo:break-before="auto" fo:break-after="auto" table:align="margins" fo:keep-with-next="always" style:writing-mode="lr-tb"/>
    </style:style>
    <style:style style:name="Таблица1.A" style:family="table-column">
      <style:table-column-properties style:column-width="8.14cm" style:rel-column-width="33272*"/>
    </style:style>
    <style:style style:name="Таблица1.B" style:family="table-column">
      <style:table-column-properties style:column-width="7.893cm" style:rel-column-width="3226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Таблица1.B2" style:family="table-cell">
      <style:table-cell-properties fo:padding="0.097cm" fo:border-left="0.002cm solid #000000" fo:border-right="0.002cm solid #000000" fo:border-top="none" fo:border-bottom="none"/>
    </style:style>
    <style:style style:name="Таблица1.A3" style:family="table-cell">
      <style:table-cell-properties fo:padding="0.097cm" fo:border-left="0.002cm solid #000000" fo:border-right="none" fo:border-top="none" fo:border-bottom="none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Таблица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ff0000" fo:language="en" fo:country="US" fo:font-style="italic" style:font-style-asian="italic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1" fo:font-size="9pt" fo:language="en" fo:country="US" style:font-size-asian="9pt" style:font-size-complex="9pt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1"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1" fo:font-size="10pt" fo:language="en" fo:country="US" style:font-size-asian="10pt" style:font-size-complex="10pt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color="#ff0000"/>
    </style:style>
    <style:style style:name="T2" style:family="text">
      <style:text-properties fo:color="#ff0000" fo:language="en" fo:country="US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fo:font-style="normal" style:font-style-asian="normal" style:font-style-complex="normal"/>
    </style:style>
    <style:style style:name="T6" style:family="text">
      <style:text-properties fo:color="#000000" fo:language="ru" fo:country="RU"/>
    </style:style>
    <style:style style:name="T7" style:family="text">
      <style:text-properties fo:color="#000000" fo:language="ru" fo:country="RU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АКТ ПРИЕМА-ПЕРЕДАЧИ РАБОТЫ</text:p>
      <text:p text:style-name="P5"/>
      <text:p text:style-name="P4">{$date_act} <text:span text:style-name="T9">г.</text:span></text:p>
      <text:p text:style-name="P3"/>
      <text:p text:style-name="Standard">Настоящий Акт приема-передачи Работы (далее — Акт) составлен в соответствии с условиями </text:p>
      <text:p text:style-name="Standard">Соглашения о выполнении работы и/или оказании услуги с использованием онлайн сервиса «Безопасная сделка» при аккредитивной форме расчетов № <text:span text:style-name="T3">{$sbr_num}</text:span> от <text:span text:style-name="T4">{$date_sbr} </text:span><text:span text:style-name="T6">г.</text:span>, заключенного между <text:span text:style-name="T5">{$ffio}</text:span><text:span text:style-name="T2"> </text:span>(далее — Исполнитель) и <text:s/><text:span text:style-name="T5">{$efio}</text:span><text:span text:style-name="T8"> </text:span>(далее — Заказчик), (далее — Соглашение), <text:span text:style-name="T8">а также </text:span></text:p>
      <text:p text:style-name="Standard">Договора об использовании онлайн сервиса «Безопасная сделка» с аккредитивной формой расчетов № <text:span text:style-name="T3">{$sbr_num}</text:span> от <text:span text:style-name="T5">{$date_sbr} </text:span><text:span text:style-name="T7">г.</text:span><text:span text:style-name="T5">,</text:span> заключенного между Заказчиком, Исполнителем, ООО «Ваан» (далее — Общество) и ОАО «ПСКБ» (далее — Банк), (да<text:bookmark text:name="_GoBack"/>лее — Договор).</text:p>
      <text:p text:style-name="Standard"/>
      <text:p text:style-name="Standard">1. Настоящий Акт удостоверяет, что Исполнитель передал Заказчику выполненную им в соответствии с Соглашением и Техническим заданием к этому Соглашению Работу, а Заказчик принял эту Работу.</text:p>
      <text:p text:style-name="Standard">Работа выполнена надлежащим образом и в срок в соответствии с условиями Соглашения и Технического задания к этому Соглашению. У Заказчика отсутствуют какие-либо претензии к Исполнителю относительно качества выполненной Работы, а также сроков ее выполнения.</text:p>
      <text:p text:style-name="Standard"/>
      <text:p text:style-name="Standard">2. На основании настоящего Акта в соответствии с условиями Договора Банк обязан произвести раскрытие (исполнение) аккредитива в пользу Исполнителя на всю Сумму аккредитива (Стоимость Работы) в размере<text:span text:style-name="T1"> </text:span><text:span text:style-name="T4">{$sum_frl}</text:span> согласованным Способом оплаты.</text:p>
      <text:p text:style-name="Standard"/>
      <text:p text:style-name="Standard">3. Настоящий Акт также является заявлением Исполнителя в Банк на раскрытие (исполнение) аккредитива третьему лицу (Обществу) в размере Вознаграждения Общества. В соответствии с этим Банк обязан произвести раскрытие (исполнение) аккредитива в пользу Общества на сумму Вознаграждения Общества в размере <text:span text:style-name="T3">{$sum_frl_tax}</text:span>, включая НДС 18%, на расчетный счет Общества, указанный в Договоре.</text:p>
      <text:p text:style-name="Standard"/>
      <text:p text:style-name="Standard">4. Все термины в настоящем Акте используются в соответствии с тем, как они определены в Договоре и Соглашении. 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Заказчик</text:p>
          </table:table-cell>
          <table:table-cell table:style-name="Таблица1.B1" office:value-type="string">
            <text:p text:style-name="P11">Исполнитель</text:p>
          </table:table-cell>
        </table:table-row>
        <table:table-row>
          <table:table-cell table:style-name="Таблица1.A2" office:value-type="string">
            <text:p text:style-name="P6">{$side_b_emp}</text:p>
            <text:p text:style-name="P7"/>
          </table:table-cell>
          <table:table-cell table:style-name="Таблица1.B2" office:value-type="string">
            <text:p text:style-name="P6">{$side_b_frl}</text:p>
          </table:table-cell>
        </table:table-row>
        <table:table-row>
          <table:table-cell table:style-name="Таблица1.A3" office:value-type="string">
            <text:p text:style-name="P8">{$bossname_emp}</text:p>
          </table:table-cell>
          <table:table-cell table:style-name="Таблица1.B2" office:value-type="string">
            <text:p text:style-name="P8">{$bossname_frl}</text:p>
          </table:table-cell>
        </table:table-row>
        <table:table-row>
          <table:table-cell table:style-name="Таблица1.A4" office:value-type="string">
            <text:p text:style-name="P9">________________________</text:p>
            <text:p text:style-name="P13"/>
          </table:table-cell>
          <table:table-cell table:style-name="Таблица1.B4" office:value-type="string">
            <text:p text:style-name="P10">____________________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Helvetica, 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1.25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13</meta:editing-cycles>
    <meta:print-date>2012-09-07T09:26:00</meta:print-date>
    <meta:creation-date>2012-09-07T12:50:00</meta:creation-date>
    <dc:date>2013-03-06T11:36:18.53</dc:date>
    <meta:editing-duration>PT3H22S</meta:editing-duration>
    <meta:generator>OpenOffice.org/3.4.1$Win32 OpenOffice.org_project/341m1$Build-9593</meta:generator>
    <meta:document-statistic meta:table-count="1" meta:image-count="0" meta:object-count="0" meta:page-count="1" meta:paragraph-count="19" meta:word-count="257" meta:character-count="196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